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FERIADO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adesao do pará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adesao do pará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confraternizaçao univers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roclamação da república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proclamação da repúbl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raternização univers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iraden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iradente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nado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inad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sco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rnav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rnav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lamação da repúblic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fraternizaçao universa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fraternizaçao univers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inado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rnav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nfraternização univers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fraternização universal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rpu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sco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sco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ssa sra aparecid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ependenci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dependenci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radent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a do trabalh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a do trabalh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esao do pará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rpu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orpu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xta-feira san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xta-feira sant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 do trabalh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ssa sra aparecid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ossa sra aparecid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xta-feira sant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:Planilha1.C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0000-00-00T00:00:01.5726232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23:03:48.048622826</meta:creation-date>
    <dc:date>2014-04-04T23:32:14.602196838</dc:date>
    <meta:editing-duration>P0D</meta:editing-duration>
    <meta:editing-cycles>2</meta:editing-cycles>
    <meta:generator>LibreOffice/4.1.3.2$Linux_x86 LibreOffice_project/410m0$Build-2</meta:generator>
    <meta:document-statistic meta:table-count="1" meta:cell-count="129" meta:object-count="0"/>
  </office:meta>
</office:document-meta>
</file>